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fo:font-weight="normal" officeooo:rsid="00176360" officeooo:paragraph-rsid="001cf498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6pt" style:text-underline-style="none" fo:font-weight="normal" officeooo:rsid="0018ac7a" officeooo:paragraph-rsid="001cf498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style:text-underline-style="none" fo:font-weight="normal" officeooo:rsid="001974e4" officeooo:paragraph-rsid="001cf498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none" fo:font-weight="normal" officeooo:rsid="001a054e" officeooo:paragraph-rsid="001cf498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76360" officeooo:paragraph-rsid="001cf498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76360" officeooo:paragraph-rsid="001ef2f2" style:font-size-asian="14pt" style:font-weight-asian="bold" style:font-size-complex="1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cf498" style:font-size-asian="24pt" style:font-size-complex="24pt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8ac7a" style:font-weight-asian="normal" style:font-weight-complex="normal"/>
    </style:style>
    <style:style style:name="T5" style:family="text">
      <style:text-properties style:text-underline-style="none" fo:font-weight="normal" officeooo:rsid="001ef2f2" style:font-weight-asian="normal" style:font-weight-complex="normal"/>
    </style:style>
    <style:style style:name="T6" style:family="text">
      <style:text-properties officeooo:rsid="001cf498"/>
    </style:style>
    <style:style style:name="T7" style:family="text">
      <style:text-properties officeooo:rsid="001ef2f2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span text:style-name="T1">Minutes for the group meeting </text:span><text:span text:style-name="T2">07.05</text:span><text:span text:style-name="T1">.</text:span><text:span text:style-name="T2">2014</text:span></text:p>
      <text:p text:style-name="P2"><text:s text:c="2"/></text:p>
      <text:p text:style-name="P1"/>
      <text:p text:style-name="P5">Scrumm Meeting.</text:p>
      <text:p text:style-name="P1"/>
      <text:p text:style-name="P1">1. Introduction of scrumm meeting(What have I done, what hinders me and what will I do).</text:p>
      <text:p text:style-name="P1"/>
      <text:p text:style-name="P1">Achieved since last meeting: <text:span text:style-name="T6">Online Multiplayer, Opening Books, 50-move rule, three-fold repition, optimizations.</text:span></text:p>
      <text:p text:style-name="P3"/>
      <text:p text:style-name="P3"><text:span text:style-name="T7">2</text:span>.Work currently being done:</text:p>
      <text:p text:style-name="P6"><text:span text:style-name="T5">Implementing further opening books, bug testing, missing documentation and generally polishing Shallow Blue. </text:span></text:p>
      <text:p text:style-name="P4"/>
      <text:p text:style-name="P1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4S</meta:editing-duration>
    <meta:editing-cycles>5</meta:editing-cycles>
    <meta:generator>LibreOffice/4.1.4.2$Windows_x86 LibreOffice_project/0a0440ccc0227ad9829de5f46be37cfb6edcf72</meta:generator>
    <dc:date>2014-05-07T16:52:18.081000000</dc:date>
    <meta:document-statistic meta:table-count="0" meta:image-count="0" meta:object-count="0" meta:page-count="1" meta:paragraph-count="7" meta:word-count="54" meta:character-count="396" meta:non-whitespace-character-count="344"/>
    <meta:user-defined meta:name="Info 1"/>
    <meta:user-defined meta:name="Info 2"/>
    <meta:user-defined meta:name="Info 3"/>
    <meta:user-defined meta:name="Info 4"/>
  </office:meta>
</office:document-meta>
</file>